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cordedInvocation.isStat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ordedInvocation.getHi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onInstance( Object 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cordedInvocation.getMethod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bu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cordedInvocation.matches( RuntimeHints h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ordedInvocation.of( InstrumentedMethod instrumented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ilder.Builder( InstrumentedMethod instrumented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ordedInvocation.get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withArguments( @ Nullable Object ... argume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cordedInvocation.getInstanceType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cordedInvocation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cordedInvocation.getArgumen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returnValue( @ Nullable Object return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ilder.withArgument( @ Nullable Object argu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cordedInvocation.toString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cordedInvocation.getStackFr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ordedInvocation.getArgument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ordedInvocation.RecordedInvocation( InstrumentedMethod instrumentedMethod , @ Nullable Object instance , Object [ ] arguments , @ Nullable Object returnValue , List &lt; StackWalker . StackFrame &gt; stackFr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cordedInvocation.getReturn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ordedInvocation.getArgumentTypes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